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1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2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number-columns-repeated="16374" table:default-cell-style-name="ce32"/>
        <table:table-column table:style-name="co10" table:default-cell-style-name="ce35"/>
        <table:table-row table:style-name="ro1">
          <table:table-cell table:style-name="ce2" office:value-type="string" calcext:value-type="string">
            <text:p><text:span text:style-name="T1">MD5</text:span><text:span text:style-name="T2">校验码</text:span></text:p>
          </table:table-cell>
          <table:table-cell table:style-name="ce2" office:value-type="string" calcext:value-type="string">
            <text:p>书名</text:p>
          </table:table-cell>
          <table:table-cell table:style-name="ce2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2" office:value-type="string" calcext:value-type="string">
            <text:p>译者</text:p>
          </table:table-cell>
          <table:table-cell table:style-name="ce2" office:value-type="string" calcext:value-type="string">
            <text:p>版次/出版年份</text:p>
          </table:table-cell>
          <table:table-cell table:style-name="ce2" office:value-type="string" calcext:value-type="string">
            <text:p>出版社</text:p>
          </table:table-cell>
          <table:table-cell table:style-name="ce2" office:value-type="string" calcext:value-type="string">
            <text:p><text:span text:style-name="T1">ISBN</text:span><text:span text:style-name="T2">码</text:span></text:p>
          </table:table-cell>
          <table:table-cell table:style-name="ce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7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4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5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6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33" office:value-type="string" calcext:value-type="string">
            <text:p>b9e6052395ba047bd154ea45130026fc</text:p>
          </table:table-cell>
          <table:table-cell table:style-name="ce36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4" table:number-rows-repeated="104830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table:table-column table:style-name="co1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number-columns-repeated="2" table:default-cell-style-name="ce40"/>
        <table:table-column table:style-name="co16" table:number-columns-repeated="16376" table:default-cell-style-name="ce35"/>
        <table:table-column table:style-name="co10" table:default-cell-style-name="ce35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学院</text:p>
          </table:table-cell>
          <table:table-cell table:style-name="ce11" office:value-type="string" calcext:value-type="string">
            <text:p>年份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考试阶段（期中0/期末1）</text:p>
          </table:table-cell>
          <table:table-cell table:style-name="ce11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7c7b23df1aed315e0d0147a7bb677d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1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0" office:value-type="string" calcext:value-type="string">
            <text:p>矩阵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76c4df3087eab8b8d7052b4fe9cff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c2a9c3a51e6e093e1fb84320516f251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dc11ea6b222c2c0c3858b9c47b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e3eab88379031616523cfa03d25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cfc9a7a5acf066d8cd3f6b7a2b890c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26506becd5e05249f1478f3724d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2" office:value-type="string" calcext:value-type="string">
            <text:p>27e82069165edfeae33a305d908c079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b184c040b88eb14c5b7ccfce36da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c09231c1dbed8fb687b5b9f692c26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2ba0bf2944095dc586af36157a0b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f5973cd97946479ed32fd426942f94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6ea1dc0530ed36c3fa5e1edbd533d8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bb2368b0adf6c8d1995815a93b559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8e2ce71a6e6ff3ad22d281052c38ffd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11ed746451be628133bd281c14337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3a9d1e0a968edef67e8d13fa762236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476dd5a2b59f7a754d051dda58a9cf9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0c652fc6a6734d24950b76ca53d0d1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ff297d42f670577205433777ae7817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7c1c4778e14ffead51b89eeccfb3e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c1ce212dd320b06787ef5dfeaf08fd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218141c1d52bb1c3311e2d8cd63b27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49c02c3f7f86f4c82001c6ed66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3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7bdbc966911e4da0388e4aeea7c65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61f142de47bebff8faa0f13b1f0964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3d71d4c94bc43ad3f9a72eb300ad34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a78c774657e8a0fe11136f0453488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9272ed9e826ad38331cd853f9207f6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e0903dfb24b0a7a251da29726425c6a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641e62634416619ec158e82c5d2783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06f752880d06f83440b47f437fad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beb214d0033d5f1dddfa23c71dff7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34d48d11bf438f9d632e980e4eb3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55656cd8d6d65dddd2d328744c87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9a1cf4a4e32ea8982d5ab0d640c4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1f40567a69afa43e83c53a9eb8393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489492b459d8e9e2d0b6904e06c8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f39f1b518a81b6c99d0c2be9c78231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9fb06e5123bb51546caa7cfeca177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aa9856e72c08991ed9997e48e6484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47e6d0aca749a34066ab1e236067ed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9e24d20c444eeb977f5d71846ba3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a1cd46b692765e7278716b59ec04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f7954bee718e0ed6c99deb9ae347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00f7954bee718e0ed6c99deb9ae347c2</text:p>
          </table:table-cell>
          <table:table-cell table:style-name="ce35" office:value-type="string" calcext:value-type="string">
            <text:p>本科</text:p>
          </table:table-cell>
          <table:table-cell table:style-name="ce35"/>
          <table:table-cell table:style-name="ce35" office:value-type="string" calcext:value-type="string">
            <text:p>2018-2019-2</text:p>
          </table:table-cell>
          <table:table-cell table:style-name="ce35" office:value-type="string" calcext:value-type="string">
            <text:p>大学物理E（上）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9ae835951fa2fa6c2aef9fda9d0ff3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4b2d4fecf7d451b1baf0a35e9d43f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dead8d171a9d9a940b3550e6534f8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11b24930a8f7991e46ff64374e0cca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0" office:value-type="string" calcext:value-type="string">
            <text:p>高等数学A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概率论与数理统计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离散数学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0" office:value-type="string" calcext:value-type="string">
            <text:p>计算机组成与系统结构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矩阵理论和方法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大学计算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4de6cb4309fcd0fb7a970597e8bab6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9155d0a647719555986c61268ae52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0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21" table:default-cell-style-name="ce40"/>
        <table:table-column table:style-name="co22" table:default-cell-style-name="ce35"/>
        <table:table-column table:style-name="co23" table:default-cell-style-name="ce35"/>
        <table:table-column table:style-name="co10" table:number-columns-repeated="16377" table:default-cell-style-name="ce35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文件名称</text:p>
          </table:table-cell>
          <table:table-cell table:style-name="ce11" office:value-type="string" calcext:value-type="string">
            <text:p>资料类型（思维导图M/题库Q/答案A/知识点K/课件C）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45" office:value-type="string" calcext:value-type="string">
            <text:p>066eb70dd44b90210c97ddb94618393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物理实验</text:p>
          </table:table-cell>
          <table:table-cell table:style-name="ce47" office:value-type="string" calcext:value-type="string">
            <text:p>大学物理实验 讲义（2023年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0a989899a0724b171007e4adcb5f391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性代数公式归纳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0d3f8f6c537922dacec4ea5f5c2a9ee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运筹学题库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18f2d5bebf10f9adb3cf89614b0a47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</text:p>
          </table:table-cell>
          <table:table-cell table:style-name="ce45" office:value-type="string" calcext:value-type="string">
            <text:p>学解 考试宝典 大学（普通）物理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9b833b8934f45fccee0c8f1c3c1abe0</text:p>
          </table:table-cell>
          <table:table-cell table:style-name="ce45"/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期末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c3d7f68adab058635b158c4595b165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思维导图</text:p>
          </table:table-cell>
          <table:table-cell table:style-name="ce48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d81f9c30b9d5013d8e5d6beb4d74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高等数学（上）</text:p>
          </table:table-cell>
          <table:table-cell table:style-name="ce45" office:value-type="string" calcext:value-type="string">
            <text:p>积分精选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2f86b1c34727833d3572761e99368818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线性代数讲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4bf9c88e2a7ce920aa8854f75c4eea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据结构</text:p>
          </table:table-cell>
          <table:table-cell table:style-name="ce47" office:value-type="string" calcext:value-type="string">
            <text:p>数据结构习题集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7ede6b756b350460371b6d31c609d1b</text:p>
          </table:table-cell>
          <table:table-cell table:style-name="ce45"/>
          <table:table-cell table:style-name="ce45" office:value-type="string" calcext:value-type="string">
            <text:p>计算机网络</text:p>
          </table:table-cell>
          <table:table-cell table:style-name="ce45" office:value-type="string" calcext:value-type="string">
            <text:p>Computer Networks Fifth Edition Problem Solutions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ad204d9f1ecfbde8832802fc3eee0b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47" office:value-type="string" calcext:value-type="string">
            <text:p>高等数学基础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d6fa4f7305fb91e9c014e468037310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图学</text:p>
          </table:table-cell>
          <table:table-cell table:style-name="ce45" office:value-type="string" calcext:value-type="string">
            <text:p>工程制图习题解答</text:p>
          </table:table-cell>
          <table:table-cell table:style-name="ce45" office:value-type="string" calcext:value-type="string">
            <text:p>Q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e5a331e25c57384ee12fdaca11823e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信号处理</text:p>
          </table:table-cell>
          <table:table-cell table:style-name="ce47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3eb071b6be2e6614d27aa4d894c5149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题库/知识点</text:p>
          </table:table-cell>
          <table:table-cell table:style-name="ce48" office:value-type="string" calcext:value-type="string">
            <text:p>Q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3fc6130e80ce9f651193a4668c3c582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17年数据结构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2">
          <table:table-cell table:style-name="ce34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43f894ce7840714612c5aa265455f34a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考试宝典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58e9726b5c5dab42a432b80a44c58ca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子工程学院 电路与电子电路 各章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5aae01f0a98b3fc6d3d1b3ba807070e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代绿书2018版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2b43f8fbed2bb3087f2afc96fd89b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电路与逻辑系统</text:p>
          </table:table-cell>
          <table:table-cell table:style-name="ce45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80b6abcd0be13a2ea4acb1f31e2177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物联网工程</text:p>
          </table:table-cell>
          <table:table-cell table:style-name="ce45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6d7a3ce447f1b9f75b8bfee6e98275f7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考试宝典》中国近现代史纲要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26471bd31ef01df1c4d797b7402ef0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983d676bb595b6be4f8993f556a1d3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奇数题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087447999a9996dba3c54e32345aee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8285ae9bb8aec3dbf665dd1bdf75b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实验</text:p>
          </table:table-cell>
          <table:table-cell table:style-name="ce45" office:value-type="string" calcext:value-type="string">
            <text:p>大学物理实验 讲义（2020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8853903287d58621391474f65450b928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数学</text:p>
          </table:table-cell>
          <table:table-cell table:style-name="ce45" office:value-type="string" calcext:value-type="string">
            <text:p>复变函数与数学物理方法-部分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b3bc2a11252293e2c255aabf6d301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英语</text:p>
          </table:table-cell>
          <table:table-cell table:style-name="ce45" office:value-type="string" calcext:value-type="string">
            <text:p>新目标大学英语（第二版）视听说教程参考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978c539a2fcd228458118a0c07d59b8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字电路与逻辑系统</text:p>
          </table:table-cell>
          <table:table-cell table:style-name="ce45" office:value-type="string" calcext:value-type="string">
            <text:p>蜂考速成课《数字电子技术》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98e5627649bdfc873a0f4302349f4f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/电子电路基础</text:p>
          </table:table-cell>
          <table:table-cell table:style-name="ce45" office:value-type="string" calcext:value-type="string">
            <text:p>电子电路全书课后习题答案合并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a068341adf389097090e9bf05d53c02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721ecde2dde9effb76768da391ac49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学解 考试宝典 电路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caa28a9381ab134352f2d499eab39db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路分析基础俎云霄 课后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cb674edeea9e45d58c94016b13351a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工程基础</text:p>
          </table:table-cell>
          <table:table-cell table:style-name="ce45" office:value-type="string" calcext:value-type="string">
            <text:p>《微波工程基础》实验教学手册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b39de807ea75fc083b7b7ea31aeb851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高等数学（下）</text:p>
          </table:table-cell>
          <table:table-cell table:style-name="ce47" office:value-type="string" calcext:value-type="string">
            <text:p>期末复习讲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464f2c0becdce1d24d22b4fe9154fe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计算机基础</text:p>
          </table:table-cell>
          <table:table-cell table:style-name="ce45" office:value-type="string" calcext:value-type="string">
            <text:p>大学计算机基础练习题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4e2114f4fa50282fe33485907706e5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计算机基础知识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624cb81305d085c690a40869394559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时间轴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b6fae3f7464a1f80021cf070ca73220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e10e83fe557073cbfe158737729a9d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框架</text:p>
          </table:table-cell>
          <table:table-cell table:style-name="ce45" office:value-type="string" calcext:value-type="string">
            <text:p>M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1">
          <table:table-cell table:style-name="ce45" office:value-type="string" calcext:value-type="string">
            <text:p>c5b8df80724f60c1ac23a4dbf72ae86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c8e97b1d423103e1693c6a33eb5669a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技术基础</text:p>
          </table:table-cell>
          <table:table-cell table:style-name="ce45" office:value-type="string" calcext:value-type="string">
            <text:p>廖承恩《微波技术基础》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40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7">
          <table:table-cell table:style-name="ce45" office:value-type="string" calcext:value-type="string">
            <text:p>cbbdc0828717c5d6eef6c9cc6e71b1c6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模拟电子技术</text:p>
          </table:table-cell>
          <table:table-cell table:style-name="ce45" office:value-type="string" calcext:value-type="string">
            <text:p>2015年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cea8d3fbbd654a034177eac609fdb01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思维导图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cff2fb2ee5eba8180781836ab9a268c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23年毛概-大纲</text:p>
          </table:table-cell>
          <table:table-cell table:style-name="ce49" office:value-type="string" calcext:value-type="string">
            <text:p>K</text:p>
          </table:table-cell>
          <table:table-cell table:style-name="ce40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d0a4279569b9fe79de8d00dfa082739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知识点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1e32cef9a688384716b9001680c19f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d90c3c5665ae897fe9110e5a9ecbc0c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偶数题答案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b1d0153d20bc177c614f06981850a34</text:p>
          </table:table-cell>
          <table:table-cell table:style-name="ce45"/>
          <table:table-cell table:style-name="ce45" office:value-type="string" calcext:value-type="string">
            <text:p>随机信号分析与处理</text:p>
          </table:table-cell>
          <table:table-cell table:style-name="ce45" office:value-type="string" calcext:value-type="string">
            <text:p>罗鹏飞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c13924148a20b4efe4f81af0322063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操作系统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7">
          <table:table-cell table:style-name="ce45" office:value-type="string" calcext:value-type="string">
            <text:p>e66ce7007cd563e6c7e8acc58f27ef90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嵌入式系统控制与应用</text:p>
          </table:table-cell>
          <table:table-cell table:style-name="ce45" office:value-type="string" calcext:value-type="string">
            <text:p>嵌入式系统控制与应用 实验指导书（2015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e6869464777a90d754e3418cecd3bfb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通关宝典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eb30ada79c8df0abd0df64dc9e7be4fd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数据结构课件与资料-张海旸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27dbba58082d1aecb6cb90d7333a7c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知识点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7">
          <table:table-cell table:style-name="ce45" office:value-type="string" calcext:value-type="string">
            <text:p>f97243ad75e829b854175d43b3170df1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C++语言程序设计</text:p>
          </table:table-cell>
          <table:table-cell table:style-name="ce45" office:value-type="string" calcext:value-type="string">
            <text:p>C++程序设计 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b961636c3e8a00b42c2f4ead06134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梳理（第四章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4" table:number-rows-repeated="1048500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2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11:12:59.7520565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17T11:13:08.664123478</dc:date>
    <meta:editing-cycles>583</meta:editing-cycles>
    <meta:editing-duration>P3DT17H38M14S</meta:editing-duration>
    <meta:generator>LibreOffice/24.2.4.2$Linux_X86_64 LibreOffice_project/420$Build-2</meta:generator>
    <meta:document-statistic meta:table-count="3" meta:cell-count="4278" meta:object-count="0"/>
    <meta:user-defined meta:name="AppVersion">15.0000</meta:user-defined>
  </office:meta>
</office:document-meta>
</file>